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elle1" style:family="table">
      <style:table-properties style:width="19.001cm" fo:break-before="auto" fo:break-after="auto" table:align="margins"/>
    </style:style>
    <style:style style:name="Tabelle1.A" style:family="table-column">
      <style:table-column-properties style:column-width="19.001cm" style:rel-column-width="65535*"/>
    </style:style>
    <style:style style:name="Tabelle1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officeooo:paragraph-rsid="008647d8"/>
    </style:style>
    <style:style style:name="P4" style:family="paragraph" style:parent-style-name="Text_20_body">
      <style:text-properties officeooo:paragraph-rsid="00881305"/>
    </style:style>
    <style:style style:name="P5" style:family="paragraph" style:parent-style-name="Text_20_body">
      <style:text-properties officeooo:paragraph-rsid="0089fcee"/>
    </style:style>
    <style:style style:name="P6" style:family="paragraph" style:parent-style-name="Heading_20_1">
      <style:paragraph-properties fo:margin-top="0cm" fo:margin-bottom="0cm" loext:contextual-spacing="false"/>
    </style:style>
    <style:style style:name="P7" style:family="paragraph" style:parent-style-name="Text_20_body">
      <style:text-properties officeooo:paragraph-rsid="008e7748"/>
    </style:style>
    <style:style style:name="T1" style:family="text">
      <style:text-properties officeooo:rsid="008647d8"/>
    </style:style>
    <style:style style:name="T2" style:family="text">
      <style:text-properties officeooo:rsid="00881305"/>
    </style:style>
    <style:style style:name="T3" style:family="text">
      <style:text-properties officeooo:rsid="0089fcee"/>
    </style:style>
    <style:style style:name="T4" style:family="text">
      <style:text-properties officeooo:rsid="008d1acc"/>
    </style:style>
    <style:style style:name="T5" style:family="text">
      <style:text-properties officeooo:rsid="008e774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elle1" table:style-name="Tabelle1">
        <table:table-column table:style-name="Tabelle1.A"/>
        <table:table-row>
          <table:table-cell table:style-name="Tabelle1.A1" office:value-type="string">
            <text:h text:style-name="P6" text:outline-level="1"><text:bookmark-start text:name="__RefHeading___Toc453_413504702"/>36 Manual Update History<text:bookmark-end text:name="__RefHeading___Toc453_413504702"/></text:h>
          </table:table-cell>
        </table:table-row>
      </table:table>
      <text:p text:style-name="Text_20_body"/>
      <text:p text:style-name="P7">0<text:span text:style-name="T5">6</text:span>.10.2019 - <text:span text:style-name="T5">Added chapter </text:span>7.2.8.17 Editors - 3D View - Header - Armature - Edit mode - Armature menu.pdf</text:p>
      <text:p text:style-name="P7">05.10.2019 - Update the manual to the changes of Bforartists 0.7.0<text:span text:style-name="T4"> </text:span>#141</text:p>
      <text:p text:style-name="P5"><text:span text:style-name="T3">30</text:span>.09.2019 - <text:span text:style-name="T1">Added chapter 7.2.8.15 Editors - 3D View - Header - Grease Pencil - Edit mode - Stroke menu.pdf, added chapter 7.2.8.16 Editors - 3D View - Header - Grease Pencil - Edit mode - Points menu.pdf</text:span></text:p>
      <text:p text:style-name="P5">2<text:span text:style-name="T2">7</text:span>.09.2019 - <text:span text:style-name="T1">Added chapter 7.2.8.14 Editors - 3D View - Header - Grease Pencil - Edit mode - Grease Pencil menu.pdf</text:span></text:p>
      <text:p text:style-name="P4">23.09.2019 - <text:span text:style-name="T1">Added chapter </text:span>7.2.8.13 Editors - 3D View - Header - Text - Edit mode - Font menu.pdf</text:p>
      <text:p text:style-name="P3">22.09.2019 - <text:span text:style-name="T1">Added chapter </text:span>7.2.8.12 Editors - 3D View - Header - Text - Edit mode - Edit menu.pdf</text:p>
      <text:p text:style-name="Text_20_body">21.09.2019 - Fixes at chapter 7.2.8.8 and 7.2.8.9, added chapter 7.2.8.10 Editors - 3D View - Header - Surface - <text:s/>Edit mode - Surface menu, added 7.2.8.11 Editors - 3D View - Header - Metaball - <text:s/>Edit mode - Metaball menu.pdf</text:p>
      <text:p text:style-name="Text_20_body">20.09.2019 - Added chapter 7.2.8.8 Editors - 3D View - Header - Edit mode - Control points menu.pdf, 7.2.8.9 Editors - 3D View - Header - Curve - Edit mode - Segments menu.pdf, renamed chapter 7.2.8.2 up to 7.2.8.8</text:p>
      <text:p text:style-name="P3">19.09.2019 - Added chapter 7.2.8.7 Editors - 3D View - Header - Edit mode - Curve menu.pdf</text:p>
      <text:p text:style-name="P3">18.09.2019 - Added chapter 7.2.8.6 Editors - 3D View - Header - Edit mode - UV menu.pdf</text:p>
      <text:p text:style-name="Text_20_body">17.09.2019 - Added chapter 7.2.8.5 Editors - 3D View - Header - Edit mode - Faces menu.pdf</text:p>
      <text:p text:style-name="Text_20_body">16.09.2019 - Added chapter 7.2.8.4 Editors - 3D View - Header - Edit mode - Edge Menu.pdf</text:p>
      <text:p text:style-name="Text_20_body">15.09.2019 - Added chapter 7.2.8.3 Editors - 3D View - Header - Edit Mode - Vertex Menu.pdf</text:p>
      <text:p text:style-name="Text_20_body">13.09.2019 - Added chapter 7.2.8.2 Editors - 3D View - Header - Edit mode - Mesh menu.pdf</text:p>
      <text:p text:style-name="Text_20_body">05.09.2019 - Updated chapter 7.2.8.1 Editors - 3D View - Header - Edit mode - Add menu. Small fixes at 7.2.7 Editors - 3D View - Header - Object menu and 35 Bforartists History</text:p>
      <text:p text:style-name="Text_20_body">03.09.2019 - Updated chapter 24 Editors - Outliner</text:p>
      <text:p text:style-name="Text_20_body">02.09.2019 - Added chapter 7.2.7 Editors - 3D View - Header - Object menu</text:p>
      <text:p text:style-name="Text_20_body">23.08.2019 - Added chapter 7.2.6 Editors - 3D View - Header - Add Menu</text:p>
      <text:p text:style-name="Text_20_body">23.08.2019 - Added chapter 7.2.5 Editors - 3D View - Header - Select Menu</text:p>
      <text:p text:style-name="Text_20_body">18.08.2019 - Added chapter 7.2.4 Editors - 3D View - Header - Navigation Menu</text:p>
      <text:p text:style-name="Text_20_body">17.08.2019 - Added chapter 7.2.3 Editors - 3D View - Header - View Menu</text:p>
      <text:p text:style-name="Text_20_body">16.08.2019 - Added chapter 7.2.2 Editors - 3D View - Header - Quick Menu</text:p>
      <text:p text:style-name="Text_20_body">15.08.2019 - Added chapter 7.2.1 Editors - 3D View - Header tools and Options</text:p>
      <text:p text:style-name="Text_20_body">25.07.2019 - Update chapter 7.2 Editors - 3D View - Header to BFA 2#63</text:p>
      <text:p text:style-name="Text_20_body"><text:soft-page-break/>22.07.2019 - Update chapter 7 Editors - 3D View to BFA 2 #61</text:p>
      <text:p text:style-name="Text_20_body">19.07.2019 - Update chapter 25.2 Editors - Properties Editor - Render Tab to BFA 2 #98</text:p>
      <text:p text:style-name="Text_20_body">12.07.2019 - Rework chapter 25.1 to 25.1.8 #137</text:p>
      <text:p text:style-name="Text_20_body">07.07.2019 - Added chapter 25.16 Editors - Properties Editor - Bone Constraints</text:p>
      <text:p text:style-name="Text_20_body">05.07.2019 - Updated chapter 27 Editors - Preferences</text:p>
      <text:p text:style-name="Text_20_body">02.07.2019 - Updated chapter 2 - Standard Keymap</text:p>
      <text:p text:style-name="Text_20_body">22.05.2019 - Added chapter 27 Editors - Preferences </text:p>
      <text:p text:style-name="Text_20_body">16.05.2019 - Updated the chapters 2, 23, 24, 25 to fit to Bforartists 0.4.0 release</text:p>
      <text:p text:style-name="Text_20_body">28.04.2019 - Updated the existing chapters with images to the latest development changes.</text:p>
      <text:p text:style-name="Text_20_body">26.04.2019 - Added chapters 25.1 up to 25.1.8, the tools tab chapters</text:p>
      <text:p text:style-name="Text_20_body">11.04.2019 - updated chapter 3,4,6 and 25 with new screenshots.</text:p>
      <text:p text:style-name="Text_20_body">09.04.2019 - Small changes at chapter 4 and 5</text:p>
      <text:p text:style-name="Text_20_body">08.04.2019 - Added chapter <text:s/>6 Editors introduction.pdf</text:p>
      <text:p text:style-name="Text_20_body">07.04.2019 - Added chapter <text:s/>20 Editors - Text Editor.pdf</text:p>
      <text:p text:style-name="Text_20_body">04.04.2019 - Added chapter 30 Advanced - Scripting &amp; Extending Bforartists.pdf + 29 Advanced - Command Line.odt</text:p>
      <text:p text:style-name="Text_20_body">02.04.2019 - Added chapter 31 Advanced - Working Limits</text:p>
      <text:p text:style-name="Text_20_body">02.04.2019 - Added chapter 32 - Troubleshooting.pdf</text:p>
      <text:p text:style-name="Text_20_body">01.04.2019 - Added chapter 25 Editors - Properties Editor.pdf</text:p>
      <text:p text:style-name="Text_20_body">01.04.2019 - Updated chapter 3 and 4</text:p>
      <text:p text:style-name="Text_20_body">31.03.2019 - Added chapter 3 Interface, and 4 Workspaces</text:p>
      <text:p text:style-name="Text_20_body">28.03.2019 - Added chapter 26 Editors - File browser</text:p>
      <text:p text:style-name="Text_20_body">27.03.2019 - Added chapter 28 Data System and updated chapter 5</text:p>
      <text:p text:style-name="Text_20_body">26.03.2019 - Added chapter 21 Editors - Python Console</text:p>
      <text:p text:style-name="Text_20_body">25.03.2019 - Renamed all chapters again.</text:p>
      <text:p text:style-name="Text_20_body">24.03.2019 - renamed chapter Topbar into Topbar and Footer. And extended this chapter.</text:p>
      <text:p text:style-name="Text_20_body">21.03.2019 - Added chapter 35 Editors - Outliner</text:p>
      <text:p text:style-name="Text_20_body">16.03.2019 - Added chapter 7 Topbar</text:p>
      <text:p text:style-name="Text_20_body">06.03.2019  - Added chapter 17 + 36</text:p>
      <text:p text:style-name="Text_20_body">04.03.2019 - Added chapter 95 + 96 + 1 </text:p>
      <text:p text:style-name="Text_20_body">04.03.2019 - changed the internal chapter numbering.</text:p>
      <text:p text:style-name="Text_20_body"><text:soft-page-break/>03.03.2019 - Updated chapter 20 Bforartists History.</text:p>
      <text:p text:style-name="Text_20_body">08.02.2019 - Updated chapter 20 Bforartists History.</text:p>
      <text:p text:style-name="Text_20_body">01-09-2018 - Initial commits. This changes marks the foundation for the Bforartists 2 manual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Mangal1" svg:font-family="Mangal"/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örper.caption" style:family="paragraph" style:parent-style-name="Text_20_body"/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ext" style:family="paragraph" style:parent-style-name="Caption" style:class="extra"/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list-style-name="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list-style-name="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text-properties fo:font-size="10pt" officeooo:rsid="001a177c" officeooo:paragraph-rsid="0027723e" style:font-size-asian="10pt" style:font-size-complex="10pt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Bforartists 2 Reference Manual - 36 Manual Update History</text:p>
      </style:header>
      <style:footer>
        <text:p text:style-name="MP2"><text:page-number text:select-page="current">3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6-03-28T18:47:57.272000000</meta:creation-date>
    <dc:title>standard1cm</dc:title>
    <meta:editing-duration>PT2H59M32S</meta:editing-duration>
    <meta:editing-cycles>112</meta:editing-cycles>
    <meta:generator>LibreOffice/6.3.0.4$Windows_X86_64 LibreOffice_project/057fc023c990d676a43019934386b85b21a9ee99</meta:generator>
    <dc:date>2019-10-06T18:14:47.232000000</dc:date>
    <meta:document-statistic meta:table-count="1" meta:image-count="0" meta:object-count="0" meta:page-count="3" meta:paragraph-count="60" meta:word-count="797" meta:character-count="4511" meta:non-whitespace-character-count="3767"/>
    <meta:template xlink:type="simple" xlink:actuate="onRequest" xlink:title="standard1cm" xlink:href="../../../../AppData/Roaming/LibreOffice/4/user/template/standard1cm.ott" meta:date="2016-03-28T18:47:57.125000000"/>
  </office:meta>
</office:document-meta>
</file>